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 items</text:p>
      <text:p text:style-name="P1">===========</text:p>
      <text:p text:style-name="P1"/>
      <text:p text:style-name="P1">Items in the blocks are stored in the ezm_pool table.</text:p>
      <text:p text:style-name="P1">Let's first have a look at the table and its attributes:</text:p>
      <text:p text:style-name="P1"/>
      <text:p text:style-name="P1"><text:s text:c="4"/>block_id</text:p>
      <text:p text:style-name="P1"><text:s text:c="8"/>- id of the block (32 character string)</text:p>
      <text:p text:style-name="P1"><text:s text:c="4"/>object_id</text:p>
      <text:p text:style-name="P1"><text:s text:c="8"/>- object ID of the item</text:p>
      <text:p text:style-name="P1"><text:s text:c="4"/>node_id</text:p>
      <text:p text:style-name="P1"><text:s text:c="8"/>- node ID of the item</text:p>
      <text:p text:style-name="P1"><text:s text:c="4"/>priority</text:p>
      <text:p text:style-name="P1"><text:s text:c="8"/>- priority (integer) is used to be able to determine </text:p>
      <text:p text:style-name="P1"><text:s text:c="10"/>the order of the items in the queue (waiting items) or of the</text:p>
      <text:p text:style-name="P1"><text:s text:c="10"/>visible items.</text:p>
      <text:p text:style-name="P1"><text:s text:c="4"/>ts_publication</text:p>
      <text:p text:style-name="P1"><text:s text:c="8"/>- timestamp when the item is or was to be published</text:p>
      <text:p text:style-name="P1"><text:s text:c="4"/>ts_visible</text:p>
      <text:p text:style-name="P1"><text:s text:c="8"/>- timestamp when the item was made visible (0 if it was yet not</text:p>
      <text:p text:style-name="P1"><text:s text:c="10"/>published, see table below)</text:p>
      <text:p text:style-name="P1"><text:s text:c="4"/>ts_hidden</text:p>
      <text:p text:style-name="P1"><text:s text:c="8"/>- timestamp, when the item was moved to archive (0 if it was</text:p>
      <text:p text:style-name="P1"><text:s text:c="10"/>not yet moved to archive, see table below)</text:p>
      <text:p text:style-name="P1"><text:s text:c="4"/>rotation_until</text:p>
      <text:p text:style-name="P1"><text:s text:c="8"/>- if the block is using the rotation, this is the timestamp</text:p>
      <text:p text:style-name="P1"><text:s text:c="10"/>until when the item rotates. After this time the item will be</text:p>
      <text:p text:style-name="P1"><text:s text:c="10"/>moved to the archive instead of back to the queue</text:p>
      <text:p text:style-name="P1"><text:s text:c="4"/>moved_to</text:p>
      <text:p text:style-name="P1"><text:s text:c="8"/>- if the item was moved to another block (overflow), this is</text:p>
      <text:p text:style-name="P1"><text:s text:c="10"/>an ID of the block.</text:p>
      <text:p text:style-name="P1"/>
      <text:p text:style-name="P1">The primary key is (block_id, object_id). The reason object_id</text:p>
      <text:p text:style-name="P1">was chosen and not node_id is that we don't want to show the same</text:p>
      <text:p text:style-name="P1">articles in the same block if they are published on multiple places.</text:p>
      <text:p text:style-name="P1"/>
      <text:p text:style-name="P1">An item can be in one of the following states:</text:p>
      <text:p text:style-name="P1"/>
      <text:p text:style-name="P1"><text:s text:c="4"/>- waiting item (item in the queue)</text:p>
      <text:p text:style-name="P1"><text:s text:c="4"/>- valid item</text:p>
      <text:p text:style-name="P1"><text:s text:c="4"/>- archived item</text:p>
      <text:p text:style-name="P1"/>
      <text:p text:style-name="P1">For more information about the state, see the specification of the project.</text:p>
      <text:p text:style-name="P1"/>
      <text:p text:style-name="P1">The relation between the state and the value of the timestamp in the ezm_pool</text:p>
      <text:p text:style-name="P1">table is shown in the following table:</text:p>
      <text:p text:style-name="P1"/>
      <text:p text:style-name="P1"><text:s text:c="19"/>| <text:s/>waiting <text:s text:c="18"/>valid <text:s text:c="20"/>archived</text:p>
      <text:p text:style-name="P1"><text:s text:c="4"/>---------------+-------------------------------------------------------------------</text:p>
      <text:p text:style-name="P1"><text:s text:c="4"/>ts_publication | </text:p>
      <text:p text:style-name="P1"><text:s text:c="4"/>ts_visible <text:s text:c="4"/>| <text:s text:c="3"/>= 0 <text:s text:c="22"/>&gt; 0</text:p>
      <text:p text:style-name="P1"><text:s text:c="4"/>ts_hidden <text:s text:c="5"/>| <text:s text:c="3"/>= 0 <text:s text:c="22"/>= 0 <text:s text:c="20"/>&gt; 0</text:p>
      <text:p text:style-name="P1"><text:s text:c="4"/>order of items | <text:s/>ts_publication asc, <text:s text:c="6"/>priority asc <text:s text:c="13"/>not important</text:p>
      <text:p text:style-name="P1"><text:s text:c="19"/>| <text:s/>priority asc</text:p>
      <text:p text:style-name="P1"/>
      <text:p text:style-name="P1"/>
      <text:p text:style-name="P1"/>
      <text:p text:style-name="P1">How the ezmupdate.php script works</text:p>
      <text:p text:style-name="P1">----------------------------------</text:p>
      <text:p text:style-name="P1">The following are the steps the script (in the following text referenced</text:p>
      <text:p text:style-name="P1">as "it") takes:</text:p>
      <text:p text:style-name="P1"><text:soft-page-break/></text:p>
      <text:p text:style-name="P1"><text:s text:c="4"/>- It checks if there are some blocks to be removed (In ezm_block, is_removed is set to 1)</text:p>
      <text:p text:style-name="P1"><text:s text:c="6"/>It removes the items from the pool (ezm_pool table) and then removes the block itself</text:p>
      <text:p text:style-name="P1"><text:s text:c="6"/>from the ezm_block table.</text:p>
      <text:p text:style-name="P1"/>
      <text:p text:style-name="P1"><text:s text:c="4"/>- For all nodes which contain at least one block:</text:p>
      <text:p text:style-name="P1"/>
      <text:p text:style-name="P1"><text:s text:c="8"/>- Determine the order in which the blocks must be processed in respect to the</text:p>
      <text:p text:style-name="P1"><text:s text:c="10"/>overflow blocks. If there is a loop detected, the warning will be printed, but</text:p>
      <text:p text:style-name="P1"><text:s text:c="10"/>the script will continue.</text:p>
      <text:p text:style-name="P1"/>
      <text:p text:style-name="P1"><text:s text:c="8"/>- For all blocks processed in the determined order:</text:p>
      <text:p text:style-name="P1"/>
      <text:p text:style-name="P1"><text:s text:c="12"/>- If the block is not to be updated because of the time passed from the last update</text:p>
      <text:p text:style-name="P1"><text:s text:c="14"/>is less than set TTL or the rotation interval (if rotation is used), continue to</text:p>
      <text:p text:style-name="P1"><text:s text:c="14"/>the next block</text:p>
      <text:p text:style-name="P1"/>
      <text:p text:style-name="P1"><text:s text:c="12"/>- Update the pool of the block by calling fetch function set in the INI settings for</text:p>
      <text:p text:style-name="P1"><text:s text:c="14"/>the block type. Fetches are implemented as classes extending ezmFetchInterface</text:p>
      <text:p text:style-name="P1"><text:s text:c="14"/>and overriding fetch( $parameters, $publishedAfter, $publishedBeforeOrAt ) function.</text:p>
      <text:p text:style-name="P1"><text:s text:c="14"/>These classes have to be stored in extension/ezmedia/classes/fetches and the name</text:p>
      <text:p text:style-name="P1"><text:s text:c="14"/>of PHP file must be the &lt;classname&gt;.php (case sensitive). The fetch() function</text:p>
      <text:p text:style-name="P1"><text:s text:c="14"/>returns array of items, each item defined as array with the following keys:</text:p>
      <text:p text:style-name="P1"><text:s text:c="14"/></text:p>
      <text:p text:style-name="P1"><text:s text:c="16"/>- object_id</text:p>
      <text:p text:style-name="P1"><text:s text:c="16"/>- node_id</text:p>
      <text:p text:style-name="P1"><text:s text:c="16"/>- ts_publication</text:p>
      <text:p text:style-name="P1"/>
      <text:p text:style-name="P1"><text:s text:c="14"/>Only new items must be fetched, those which appeared in the source between</text:p>
      <text:p text:style-name="P1"><text:s text:c="14"/>$publishedAfter (exclusive) and $publishedBeforeOrAt (inclusive).</text:p>
      <text:p text:style-name="P1"/>
      <text:p text:style-name="P1"><text:s text:c="14"/>For sample fetch, check extension/ezmedia/classes/fetches/ezmLatestObjects.php.</text:p>
      <text:p text:style-name="P1"/>
      <text:p text:style-name="P1"><text:s text:c="12"/>- After updating the pool, the waiting items whose ts_publication is in the past</text:p>
      <text:p text:style-name="P1"><text:s text:c="14"/>are moved from the queue to the valid items. The order of processing is given</text:p>
      <text:p text:style-name="P1"><text:s text:c="14"/>by ts_publication (the lower, the earlier the item is processed), in the case</text:p>
      <text:p text:style-name="P1"><text:s text:c="14"/>of the same value of ts_publication, lower priority means earlier processing.</text:p>
      <text:p text:style-name="P1"><text:s text:c="14"/>This might seem not very used, however, for the random rotation (shuffle)</text:p>
      <text:p text:style-name="P1"><text:s text:c="14"/>the ts_publication is set to 0 and priority to random value. In this case,</text:p>
      <text:p text:style-name="P1"><text:s text:c="14"/>the priority determines the order of processing.</text:p>
      <text:p text:style-name="P1"><text:s text:c="14"/></text:p>
      <text:p text:style-name="P1"><text:s text:c="14"/>Upon moving the items to the valid ones, the ts_visible timestamp is set to</text:p>
      <text:p text:style-name="P1"><text:s text:c="14"/>the current time and the priority is set to the maximum priority <text:soft-page-break/>value of the currently</text:p>
      <text:p text:style-name="P1"><text:s text:c="14"/>valid items plus one. This is done to be able to quickly determine the</text:p>
      <text:p text:style-name="P1"><text:s text:c="14"/>correct order of the valid items.</text:p>
      <text:p text:style-name="P1"/>
      <text:p text:style-name="P1"><text:s text:c="12"/>- Now, there are too many valid items, so the oldest (in terms of lowest value</text:p>
      <text:p text:style-name="P1"><text:s text:c="14"/>of the priority) must be moved away in order to achieve that number of the </text:p>
      <text:p text:style-name="P1"><text:s text:c="14"/>valid items is not higher than the limit set in the INI file for the block type.</text:p>
      <text:p text:style-name="P1"><text:s text:c="14"/>What happens with the item might differ:</text:p>
      <text:p text:style-name="P1"><text:s text:c="14"/></text:p>
      <text:p text:style-name="P1"><text:s text:c="16"/>- items are moved back to the queue.</text:p>
      <text:p text:style-name="P1"><text:s text:c="18"/>This happens if there is rotation on the block and an item's rotation_until</text:p>
      <text:p text:style-name="P1"><text:s text:c="18"/>is still in the future. These items are moved back:</text:p>
      <text:p text:style-name="P1"><text:s text:c="20"/></text:p>
      <text:p text:style-name="P1"><text:s text:c="20"/>- in case of normal rotation: </text:p>
      <text:p text:style-name="P1"><text:s text:c="22"/>with ts_visible being the negated value of the current timestamp (-$time).</text:p>
      <text:p text:style-name="P1"><text:s text:c="22"/>This ensures that next time the update script is run, the items moved back</text:p>
      <text:p text:style-name="P1"><text:s text:c="22"/>to the queue first will be processed first. </text:p>
      <text:p text:style-name="P1"/>
      <text:p text:style-name="P1"><text:s text:c="20"/>- in case of random rotation:</text:p>
      <text:p text:style-name="P1"><text:s text:c="22"/>with ts_visible 0 and random priority.</text:p>
      <text:p text:style-name="P1"/>
      <text:p text:style-name="P1"><text:s text:c="16"/>- items are moved to another block</text:p>
      <text:p text:style-name="P1"><text:s text:c="18"/>This happens if there is an overflow block set for the current block.</text:p>
      <text:p text:style-name="P1"><text:s text:c="16"/></text:p>
      <text:p text:style-name="P1"><text:s text:c="16"/>- items are archived</text:p>
      <text:p text:style-name="P1"><text:s text:c="18"/>In all other cases.</text:p>
      <text:p text:style-name="P1"/>
      <text:p text:style-name="P1"><text:s text:c="14"/>When items are moved to the archive, the ts_hidden is set to the current time.</text:p>
      <text:p text:style-name="P1"/>
      <text:p text:style-name="P1"><text:s text:c="12"/>- The cleanup of the archived items is done. The oldest items are removed so that</text:p>
      <text:p text:style-name="P1"><text:s text:c="14"/>there is only given number of the items set in INI settings.</text:p>
      <text:p text:style-name="P1"/>
      <text:p text:style-name="P1"><text:s text:c="8"/>- If any block of the given node was changed, the cache for the node is removed.</text:p>
      <text:p text:style-name="P1"><text:s text:c="10"/>In the future: the persistent cache for the given node is regenerated.</text:p>
      <text:p text:style-name="P1"/>
      <text:p text:style-name="P1">This script is usually run from the cronjob:</text:p>
      <text:p text:style-name="P1"/>
      <text:p text:style-name="P1"><text:s text:c="4"/>runcronjobs.php -s &lt;siteaccess&gt; ezmedia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Łukasz Serwatka</meta:initial-creator>
    <meta:creation-date>2007-11-19T12:48:47</meta:creation-date>
    <dc:creator>Łukasz Serwatka</dc:creator>
    <dc:date>2007-11-19T12:50:08</dc:date>
    <meta:editing-cycles>1</meta:editing-cycles>
    <meta:editing-duration>PT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3" meta:word-count="932" meta:character-count="6539"/>
  </office:meta>
</office:document-meta>
</file>